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3.6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63">
      <style:table-cell-properties fo:background-color="#faf57f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af57f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5" table:default-cell-style-name="ce8"/>
        <table:table-column table:style-name="co3" table:number-columns-repeated="1018" table:default-cell-style-name="ce8"/>
        <table:table-row table:style-name="ro1">
          <table:table-cell table:style-name="ce5"/>
          <table:table-cell table:style-name="ce7" office:value-type="string" calcext:value-type="string">
            <text:p>LUNES</text:p>
          </table:table-cell>
          <table:table-cell table:style-name="ce7" office:value-type="string" calcext:value-type="string">
            <text:p>MARTES</text:p>
          </table:table-cell>
          <table:table-cell table:style-name="ce7" office:value-type="string" calcext:value-type="string">
            <text:p>MIERCOLES</text:p>
          </table:table-cell>
          <table:table-cell table:style-name="ce7" office:value-type="string" calcext:value-type="string">
            <text:p>JUEVES</text:p>
          </table:table-cell>
          <table:table-cell table:style-name="ce7" office:value-type="string" calcext:value-type="string">
            <text:p>VIERNES</text:p>
          </table:table-cell>
          <table:table-cell table:style-name="ce7" table:number-columns-repeated="1018"/>
        </table:table-row>
        <table:table-row table:style-name="ro2">
          <table:table-cell table:style-name="ce6" office:value-type="string" calcext:value-type="string">
            <text:p>08:30-</text:p>
            <text:p>9:20</text:p>
          </table:table-cell>
          <table:table-cell office:value-type="string" calcext:value-type="string">
            <text:p>2 x (100c, 50 est)</text:p>
            <text:p>4x(25pc – 25c un brazo)</text:p>
            <text:p>25s encogiendo corchera</text:p>
          </table:table-cell>
          <table:table-cell office:value-type="string" calcext:value-type="string">
            <text:p>2 x (50 c – 50esp – 50 br)</text:p>
            <text:p>Iniciacion p.marip.</text:p>
            <text:p>2 x 25 p.marip tabla</text:p>
            <text:p>2 x 25 p.marip</text:p>
            <text:p>Iniciacion p.subacuatico</text:p>
            <text:p>4x25 c con 8 patadas subac.</text:p>
          </table:table-cell>
          <table:table-cell office:value-type="string" calcext:value-type="string">
            <text:p>100 c</text:p>
            <text:p>Clase de virajes y tirarse de cabeza con Juan,</text:p>
            <text:p>Yo me tiro al agua</text:p>
          </table:table-cell>
          <table:table-cell office:value-type="string" calcext:value-type="string">
            <text:p>2x100c</text:p>
            <text:p>4x25 p.c fuerte</text:p>
            <text:p>4x25 pull fuerte</text:p>
            <text:p>2x50c fuerte</text:p>
            <text:p>Acuatlon nadar correr nadar</text:p>
          </table:table-cell>
          <table:table-cell office:value-type="string" calcext:value-type="string">
            <text:p>playa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09:30-</text:p>
            <text:p>10:00</text:p>
          </table:table-cell>
          <table:table-cell office:value-type="string" calcext:value-type="string">
            <text:p>Salto de altura:</text:p>
            <text:p/>
            <text:p>10’ carrera continua</text:p>
            <text:p>Pilla pilla con saltos</text:p>
            <text:p>Tecnica de carrera:</text:p>
            <text:p>(skipping, triple salto, talones…)</text:p>
            <text:p/>
            <text:p/>
          </table:table-cell>
          <table:table-cell office:value-type="string" calcext:value-type="string">
            <text:p>Ajustar casco, sillin, presion de las ruedas,</text:p>
            <text:p/>
          </table:table-cell>
          <table:table-cell office:value-type="string" calcext:value-type="string">
            <text:p>Cocacola – coll de calderona –</text:p>
            <text:p>Santo espiritu – sendas de gilet volver</text:p>
          </table:table-cell>
          <table:table-cell office:value-type="string" calcext:value-type="string">
            <text:p>Taller de pelota valenciana:</text:p>
            <text:p>Botar la pelota contra el piso, contra el aire</text:p>
            <text:p>Contra la pared 1 bote</text:p>
            <text:p>Contra la pared sin bote</text:p>
            <text:p>Mano cambiada</text:p>
            <text:p>Peloteo por parejas</text:p>
            <text:p>1 vs 1 a 11 puntos</text:p>
            <text:p>2 vs 2 a 21 puntos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10:00-</text:p>
            <text:p>10:30</text:p>
          </table:table-cell>
          <table:table-cell office:value-type="string" calcext:value-type="string">
            <text:p>Tecnica de saltos:</text:p>
            <text:p>Progresivo-salto</text:p>
            <text:p>Tocar poste de la porteria</text:p>
            <text:p>Ver quien salta mas alto contra pared con tiza</text:p>
            <text:p/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Partida de raspall, los que quieran pueden</text:p>
            <text:p>Ir fuera a jugar a tenis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10:30-</text:p>
            <text:p>11:00</text:p>
          </table:table-cell>
          <table:table-cell table:number-columns-repeated="5" office:value-type="string" calcext:value-type="string">
            <text:p>almuerzo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11:00-</text:p>
            <text:p>12:30</text:p>
          </table:table-cell>
          <table:table-cell office:value-type="string" calcext:value-type="string">
            <text:p>Dejarse caer sobre colchoneta</text:p>
            <text:p>Salto a colchoneta</text:p>
            <text:p>Competicion salto de altura</text:p>
            <text:p>Escondite</text:p>
            <text:p>Rugby</text:p>
            <text:p>Sardinas enlatadas</text:p>
            <text:p/>
          </table:table-cell>
          <table:table-cell office:value-type="string" calcext:value-type="string">
            <text:p><text:span text:style-name="T1">dinamica subir y bajar de la bici (patinete, salto, bajada </text:span></text:p>
            <text:p><text:span text:style-name="T1">En carrera).</text:span></text:p>
            <text:p><text:span text:style-name="T1">Juego de números:</text:span></text:p>
            <text:p><text:span text:style-name="T1">1. Bajar y subir por la derecha.</text:span></text:p>
            <text:p><text:span text:style-name="T1">2. Bajar y subir por la izquierda.</text:span></text:p>
            <text:p><text:span text:style-name="T1">3. buscar grupo de 2-3 personas.</text:span></text:p>
            <text:p><text:span text:style-name="T1">4.bajar y quitarse el casco.</text:span></text:p>
            <text:p><text:span text:style-name="T1">5. ponerse en fila india (fin)</text:span></text:p>
            <text:p><text:span text:style-name="T1">Mini duatlón.</text:span>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19:39:41.125243122</meta:creation-date>
    <meta:editing-duration>PT10M30S</meta:editing-duration>
    <meta:editing-cycles>2</meta:editing-cycles>
    <meta:generator>LibreOffice/7.3.4.2$Linux_X86_64 LibreOffice_project/30$Build-2</meta:generator>
    <dc:date>2022-07-17T20:00:19.208520955</dc:date>
    <meta:document-statistic meta:table-count="1" meta:cell-count="29" meta:object-count="0"/>
  </office:meta>
</office:document-meta>
</file>